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15c9a" officeooo:paragraph-rsid="00215c9a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Preformatted_20_Text">
      <style:text-properties fo:color="#000000" style:font-name="DejaVu Sans Mono" fo:font-size="10pt" officeooo:rsid="00215c9a" officeooo:paragraph-rsid="00215c9a" style:font-size-asian="10pt" style:font-size-complex="10pt"/>
    </style:style>
    <style:style style:name="P4" style:family="paragraph" style:parent-style-name="Preformatted_20_Text">
      <style:text-properties fo:color="#808080" style:font-name="DejaVu Sans Mono" fo:font-size="10pt" fo:font-style="italic" officeooo:rsid="00215c9a" officeooo:paragraph-rsid="00215c9a" style:font-size-asian="10pt" style:font-size-complex="10pt"/>
    </style:style>
    <style:style style:name="P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808080" fo:font-size="10pt" style:font-size-asian="10pt" style:font-size-complex="10pt"/>
    </style:style>
    <style:style style:name="P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808080" style:font-name="DejaVu Sans Mono" fo:font-size="10pt" fo:font-style="italic" style:font-size-asian="10pt" style:font-size-complex="10pt"/>
    </style:style>
    <style:style style:name="P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10pt" fo:font-style="italic" style:font-size-asian="10pt" style:font-size-complex="10pt"/>
    </style:style>
    <style:style style:name="P10" style:family="paragraph" style:parent-style-name="Standard">
      <style:text-properties style:font-name="DejaVu Sans Mono" fo:font-size="10pt" fo:font-style="italic" officeooo:rsid="00215c9a" officeooo:paragraph-rsid="00215c9a" style:font-size-asian="10pt" style:font-size-complex="10pt"/>
    </style:style>
    <style:style style:name="P11" style:family="paragraph" style:parent-style-name="Standard">
      <style:text-properties style:font-name="DejaVu Sans Mono" fo:font-size="9pt" fo:font-style="italic" officeooo:rsid="00227075" officeooo:paragraph-rsid="00227075" style:font-size-asian="9pt" style:font-size-complex="9pt"/>
    </style:style>
    <style:style style:name="P12" style:family="paragraph" style:parent-style-name="Standard">
      <style:text-properties style:font-name="DejaVu Sans Mono" fo:font-size="9pt" fo:font-style="italic" officeooo:rsid="00245228" officeooo:paragraph-rsid="00245228" style:font-size-asian="9pt" style:font-size-complex="9pt"/>
    </style:style>
    <style:style style:name="P13" style:family="paragraph" style:parent-style-name="Preformatted_20_Text">
      <style:text-properties style:font-name="DejaVu Sans Mono" fo:font-size="11.3000001907349pt" fo:font-style="italic" officeooo:rsid="00227075" officeooo:paragraph-rsid="00227075" style:font-size-asian="9pt" style:font-size-complex="9pt"/>
    </style:style>
    <style:style style:name="P14" style:family="paragraph" style:parent-style-name="Preformatted_20_Text">
      <style:text-properties fo:color="#000000" style:font-name="DejaVu Sans Mono" fo:font-size="9pt" fo:font-style="italic" officeooo:rsid="00227075" officeooo:paragraph-rsid="00227075" style:font-size-asian="9pt" style:font-size-complex="9pt"/>
    </style:style>
    <style:style style:name="P1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fo:font-size="9pt" style:font-size-asian="9pt" style:font-size-complex="9pt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 style:font-size-asian="9pt" style:font-size-complex="9pt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T1" style:family="text">
      <style:text-properties fo:color="#000080" fo:font-weight="bold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font-style="italic"/>
    </style:style>
    <style:style style:name="T4" style:family="text">
      <style:text-properties style:font-name="DejaVu Sans Mono" fo:font-size="11.3000001907349pt"/>
    </style:style>
    <style:style style:name="T5" style:family="text">
      <style:text-properties fo:color="#808080" style:font-name="DejaVu Sans Mono" fo:font-style="italic"/>
    </style:style>
    <style:style style:name="T6" style:family="text">
      <style:text-properties fo:background-color="#ffe4ff" loext:char-shading-value="0"/>
    </style:style>
    <style:style style:name="T7" style:family="text">
      <style:text-properties fo:color="#008000" style:font-name="DejaVu Sans Mono" fo:font-weight="bold"/>
    </style:style>
    <style:style style:name="T8" style:family="text">
      <style:text-properties officeooo:rsid="002286ac"/>
    </style:style>
    <style:style style:name="T9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几个常用的父类：</text:p>
      <text:p text:style-name="P1"/>
      <text:p text:style-name="P2"><text:span text:style-name="T1">class </text:span>FactoryTest(object):</text:p>
      <text:p text:style-name="P2"><text:s text:c="2"/><text:span text:style-name="T5">"""A factory test object.</text:span></text:p>
      <text:p text:style-name="P2"><text:s text:c="2"/><text:span text:style-name="T3">Factory tests are stored in a tree. Each node has an id (unique</text:span></text:p>
      <text:p text:style-name="P2"><text:s text:c="2"/><text:span text:style-name="T3">among its siblings). Each node also has a path (unique throughout the</text:span></text:p>
      <text:p text:style-name="P2"><text:s text:c="2"/><text:span text:style-name="T3">tree), constructed by joining the IDs of all the test's ancestors</text:span></text:p>
      <text:p text:style-name="P2"><text:s text:c="2"/><text:span text:style-name="T3">with a '.' delimiter.</text:span></text:p>
      <text:p text:style-name="P2"><text:s text:c="2"/><text:span text:style-name="T3">Properties:</text:span></text:p>
      <text:p text:style-name="P2"><text:s text:c="4"/><text:span text:style-name="T3">Mostly the same as constructor args.</text:span></text:p>
      <text:p text:style-name="P5"><text:s text:c="2"/><text:span text:style-name="T3">"""</text:span></text:p>
      <text:p text:style-name="P3"><text:span text:style-name="T6">TEST_OBJECT_FIELDS</text:span> = [</text:p>
      <text:p text:style-name="P8"><text:s text:c="4"/><text:span text:style-name="T7">'action_on_failure'</text:span><text:span text:style-name="T2">, </text:span><text:span text:style-name="T7">'args'</text:span><text:span text:style-name="T2">, </text:span><text:span text:style-name="T7">'disable_abort'</text:span><text:span text:style-name="T2">, </text:span><text:span text:style-name="T7">'disable_services'</text:span><text:span text:style-name="T2">,</text:span></text:p>
      <text:p text:style-name="P8"><text:s text:c="4"/><text:span text:style-name="T7">'enable_services'</text:span><text:span text:style-name="T2">, </text:span><text:span text:style-name="T7">'exclusive_resources'</text:span><text:span text:style-name="T2">, </text:span><text:span text:style-name="T7">'has_ui'</text:span><text:span text:style-name="T2">, </text:span><text:span text:style-name="T7">'id'</text:span><text:span text:style-name="T2">, </text:span><text:span text:style-name="T7">'iterations'</text:span><text:span text:style-name="T2">,</text:span></text:p>
      <text:p text:style-name="P8"><text:s text:c="4"/><text:span text:style-name="T7">'label'</text:span><text:span text:style-name="T2">, </text:span><text:span text:style-name="T7">'never_fails'</text:span><text:span text:style-name="T2">, </text:span><text:span text:style-name="T7">'parallel'</text:span><text:span text:style-name="T2">, </text:span><text:span text:style-name="T7">'pytest_name'</text:span><text:span text:style-name="T2">, </text:span><text:span text:style-name="T7">'retries'</text:span><text:span text:style-name="T2">,</text:span></text:p>
      <text:p text:style-name="P7"><text:s text:c="4"/><text:span text:style-name="T7">'run_if'</text:span><text:span text:style-name="T2">, </text:span><text:span text:style-name="T7">'subtests'</text:span><text:span text:style-name="T2">, </text:span><text:span text:style-name="T7">'teardown'</text:span><text:span text:style-name="T2">, </text:span><text:span text:style-name="T7">'inherit'</text:span><text:span text:style-name="T2">, </text:span><text:span text:style-name="T7">'locals'</text:span><text:span text:style-name="T2">, ]</text:span></text:p>
      <text:p text:style-name="P4">Args:</text:p>
      <text:p text:style-name="P9"><text:s text:c="2"/>label: An i18n label.</text:p>
      <text:p text:style-name="P9"><text:s text:c="2"/>pytest_name: The name of the pytest to run (relative to</text:p>
      <text:p text:style-name="P9"><text:s text:c="4"/>``cros.factory.test.pytests``).</text:p>
      <text:p text:style-name="P9"><text:s text:c="2"/>invocation_target: The function to execute to run the test</text:p>
      <text:p text:style-name="P9"><text:s text:c="4"/>(within the Goofy process).</text:p>
      <text:p text:style-name="P9"><text:s text:c="2"/>dargs: pytest arguments.</text:p>
      <text:p text:style-name="P9"><text:s text:c="2"/>parallel: Whether the subtests should run in parallel.</text:p>
      <text:p text:style-name="P9"><text:s text:c="2"/>layout: The layout to be used for parallel test. Should be either a string</text:p>
      <text:p text:style-name="P9"><text:s text:c="4"/>or a dict like {"type": "tiled", "options": {"rows": 1, "columns": 2}}.</text:p>
      <text:p text:style-name="P9"><text:s text:c="2"/>subtests: A list of tests to run inside this test. <text:s/>In order</text:p>
      <text:p text:style-name="P9"><text:s text:c="4"/>to make conditional construction easier, this may contain None items</text:p>
      <text:p text:style-name="P9"><text:s text:c="4"/>(which are removed) or nested arrays (which are flattened).</text:p>
      <text:p text:style-name="P9"><text:s text:c="2"/>id: A unique ID for the test.</text:p>
      <text:p text:style-name="P9"><text:s text:c="2"/>has_ui: Deprecated. Has no effect now.</text:p>
      <text:p text:style-name="P9"><text:s text:c="2"/>never_fails: True if the test never fails, but only returns to an</text:p>
      <text:p text:style-name="P9"><text:s text:c="4"/>untested state.</text:p>
      <text:p text:style-name="P9"><text:s text:c="2"/>disable_abort: True if the test can not be aborted</text:p>
      <text:p text:style-name="P9"><text:s text:c="4"/>while it is running.</text:p>
      <text:p text:style-name="P9"><text:s text:c="2"/>exclusive_resources: Resources that the test may require exclusive access</text:p>
      <text:p text:style-name="P9"><text:s text:c="4"/>to. May be a list or a single string. Items must all be in</text:p>
      <text:p text:style-name="P9"><text:s text:c="4"/>``cros.factory.goofy.plugins.plugin.RESOURCE``.</text:p>
      <text:p text:style-name="P9"><text:s text:c="2"/>enable_services: Services to enable for the test to run correctly.</text:p>
      <text:p text:style-name="P9"><text:s text:c="2"/>disable_services: Services to disable for the test to run correctly.</text:p>
      <text:p text:style-name="P9"><text:s text:c="2"/>require_run: A list of test paths indicating which tests must have been</text:p>
      <text:p text:style-name="P9"><text:s text:c="4"/>passed before this test may be run. <text:s/>If the specified path includes this</text:p>
      <text:p text:style-name="P9"><text:s text:c="4"/>test, then all tests up to (but not including) this test must have been</text:p>
      <text:p text:style-name="P9"><text:s text:c="4"/>passed already. <text:s/>For instance, if this test is ``STM.FlushTestlogs``,</text:p>
      <text:p text:style-name="P9"><text:s text:c="4"/>and require_run is ``SMT``, then all tests in SMT before</text:p>
      <text:p text:style-name="P9"><text:s text:c="4"/>``FlushTestlogs`` must have already been passed. <text:s/>``"all"`` may be used</text:p>
      <text:p text:style-name="P9"><text:s text:c="4"/>to refer to the root (i.e., all tests in the whole test list before this</text:p>
      <text:p text:style-name="P9"><text:s text:c="4"/>one must already have been run). <text:s/>Examples::</text:p>
      <text:p text:style-name="P9"><text:s text:c="6"/>require_run="x" <text:s text:c="12"/># These two are equivalent; requires that</text:p>
      <text:p text:style-name="P9"><text:soft-page-break/><text:s text:c="6"/>require_run=["x"] <text:s text:c="10"/># "X" has been passed.</text:p>
      <text:p text:style-name="P9"><text:s text:c="6"/>require_run=["x", "y"] <text:s text:c="5"/># Require both "X" and "Y" are passed.</text:p>
      <text:p text:style-name="P9"><text:s text:c="6"/>require_run=[".x", "..y"] <text:s text:c="2"/># Require "X" under same group and "Y"</text:p>
      <text:p text:style-name="P9"><text:s text:c="34"/># under parent group to be passed. <text:s/>See</text:p>
      <text:p text:style-name="P9"><text:s text:c="34"/># ``FactoryTestList.ResolveRequireRun()``</text:p>
      <text:p text:style-name="P9"><text:s text:c="6"/>require_run="all" <text:s text:c="10"/># Require all tests before current test to</text:p>
      <text:p text:style-name="P9"><text:s text:c="34"/># be passed.</text:p>
      <text:p text:style-name="P9"><text:s text:c="2"/>run_if: Condition under which the test should be run. <text:s/>This</text:p>
      <text:p text:style-name="P9"><text:s text:c="4"/>must be either a function taking a single argument (an</text:p>
      <text:p text:style-name="P9"><text:s text:c="4"/>``invocation.TestArgsEnv`` object), or a string of the format::</text:p>
      <text:p text:style-name="P9"><text:s text:c="6"/>table_name.col</text:p>
      <text:p text:style-name="P9"><text:s text:c="6"/>!table_name.col</text:p>
      <text:p text:style-name="P9"><text:s text:c="4"/>If the auxiliary table 'table_name' is available, then its column 'col'</text:p>
      <text:p text:style-name="P9"><text:s text:c="4"/>is used to determine whether the test should be run.</text:p>
      <text:p text:style-name="P9"><text:s text:c="2"/>iterations: Number of times to run the test.</text:p>
      <text:p text:style-name="P9"><text:s text:c="2"/>retries: Maximum number of retries allowed to pass the test.</text:p>
      <text:p text:style-name="P9"><text:s text:c="4"/>If it's 0, then no retries are allowed (the usual case). If, for</text:p>
      <text:p text:style-name="P9"><text:s text:c="4"/>example, iterations=60 and retries=2, then the test would be run up to</text:p>
      <text:p text:style-name="P9"><text:s text:c="4"/>62 times and could fail up to twice.</text:p>
      <text:p text:style-name="P9"><text:s text:c="2"/>prepare: A callback function before test starts to run.</text:p>
      <text:p text:style-name="P9"><text:s text:c="2"/>finish: A callback function when test case completed.</text:p>
      <text:p text:style-name="P9"><text:s text:c="4"/>This function has one parameter indicated test result:</text:p>
      <text:p text:style-name="P9"><text:s text:c="4"/>``TestState.PASSED`` or ``TestState.FAILED``.</text:p>
      <text:p text:style-name="P9"><text:s text:c="2"/>_root: True only if this is the root node (for internal use</text:p>
      <text:p text:style-name="P6"><text:s text:c="4"/>only).</text:p>
      <text:p text:style-name="P10"/>
      <text:p text:style-name="P10"/>
      <text:p text:style-name="P11"/>
      <text:p text:style-name="P11">json格式的test_list</text:p>
      <text:p text:style-name="P14">A test list file is a JSON file contains one object, the object can have</text:p>
      <text:p text:style-name="P16">following fields:</text:p>
      <text:p text:style-name="P16">* `inherit`: a list of strings, e.g. `["a.test_list", "b.test_list"]`.</text:p>
      <text:p text:style-name="P17"><text:s text:c="4"/><text:span text:style-name="T2">Specifies base config files for this config file, e.g. `a.test_list.json`</text:span></text:p>
      <text:p text:style-name="P17"><text:s text:c="4"/><text:span text:style-name="T2">and `b.test_list.json`. <text:s/>Fields `constants`, `options`, `definitions` will</text:span></text:p>
      <text:p text:style-name="P17"><text:s text:c="4"/><text:span text:style-name="T2">be loaded and merged with current config files. <text:s/>Inheritance order is</text:span></text:p>
      <text:p text:style-name="P17"><text:s text:c="4"/><text:span text:style-name="T2">resolved by [C3 linearization](https://en.wikipedia.org/wiki/C3_linearization).</text:span></text:p>
      <text:p text:style-name="P16">* `constants`: key value pairs to define some constants that could be used</text:p>
      <text:p text:style-name="P17"><text:s text:c="4"/><text:span text:style-name="T2">later. <text:s/>Please refer to [Evaluation](#Expression-Evaluation) section for</text:span></text:p>
      <text:p text:style-name="P17"><text:s text:c="4"/><text:span text:style-name="T2">usage of constants.</text:span></text:p>
      <text:p text:style-name="P16">* `options`: test list options, please refer to</text:p>
      <text:p text:style-name="P17"><text:s text:c="4"/><text:span text:style-name="T2">`cros.factory.test.test_lists.test_list.Options`.</text:span></text:p>
      <text:p text:style-name="P16">* `definitions`: define some reusable [test objects](#Test-Objects).</text:p>
      <text:p text:style-name="P16">* `tests`: a list of [test objects](#Test-Objects), which are the top level</text:p>
      <text:p text:style-name="P17"><text:s text:c="4"/><text:span text:style-name="T2">tests in this test list.</text:span></text:p>
      <text:p text:style-name="P16">* `__comment`: just a comment, test list manager will ignore this field.</text:p>
      <text:p text:style-name="P16">* `override_args`: a dictionary where keys are test path you want to override</text:p>
      <text:p text:style-name="P17"><text:s text:c="4"/><text:span text:style-name="T2">test arguments, values are the test arguments that will be merged with old</text:span></text:p>
      <text:p text:style-name="P15"><text:s text:c="4"/><text:span text:style-name="T2">one.</text:span></text:p>
      <text:p text:style-name="P13"><text:span text:style-name="T9">参考类cros.factory.test.test_lists.test_list.Options中的定义</text:span></text:p>
      <text:p text:style-name="P11">定义了<text:span text:style-name="T8">ui界面</text:span>密码，<text:span text:style-name="T8">test_list.py里面默认是定为None的，默认为工程模式，main.test里面重新设置了密码，把那一行dd删除即可（改成“”　　“None” <text:s/>None均无效）</text:span></text:p>
      <text:p text:style-name="P11"/>
      <text:p text:style-name="P11"/>
      <text:p text:style-name="P12"><text:soft-page-break/>skipped_tests和waived_tests的区别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26:40.992865277</meta:creation-date>
    <meta:generator>LibreOffice/4.2.8.2$Linux_X86_64 LibreOffice_project/420m0$Build-2</meta:generator>
    <dc:date>2018-04-12T16:37:00.289604529</dc:date>
    <meta:editing-duration>PT30M37S</meta:editing-duration>
    <meta:editing-cycles>5</meta:editing-cycles>
    <meta:document-statistic meta:table-count="0" meta:image-count="0" meta:object-count="0" meta:page-count="3" meta:paragraph-count="96" meta:word-count="784" meta:character-count="5217" meta:non-whitespace-character-count="4192"/>
  </office:meta>
</office:document-meta>
</file>